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5cm" style:use-optimal-column-width="false"/>
    </style:style>
    <style:style style:name="ro1" style:family="table-row">
      <style:table-row-properties style:row-height="1.145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0.6pt solid #000000" fo:border-top="none" fo:border-bottom="0.6pt solid #000000"/>
      <style:text-properties fo:color="#ffffff" fo:font-size="24pt" style:font-size-asian="24pt" style:font-size-complex="24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-left="0.6pt solid #000000" fo:border-right="0.6pt solid #000000" fo:border-top="none" fo:border-bottom="0.6pt solid #000000"/>
      <style:text-properties fo:font-size="24pt" style:font-size-asian="24pt" style:font-size-complex="24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-left="0.6pt solid #000000" fo:border-right="none" fo:border-top="none" fo:border-bottom="0.6pt solid #000000"/>
      <style:text-properties fo:font-size="24pt" style:font-size-asian="24pt" style:font-size-complex="24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0.6pt solid #000000" fo:border-top="0.6pt solid #000000" fo:border-bottom="0.6pt solid #000000"/>
      <style:text-properties fo:font-size="24pt" style:font-size-asian="24pt" style:font-size-complex="24pt"/>
    </style:style>
    <style:style style:name="ce5" style:family="table-cell">
      <style:graphic-properties draw:fill-color="#ffffff" style:repeat="repeat" fo:padding-top="0.1cm" fo:padding-bottom="0.1cm" fo:padding-left="0.1cm" fo:padding-right="0.1cm"/>
      <style:paragraph-properties fo:border="0.6pt solid #000000"/>
      <style:text-properties fo:font-size="24pt" style:font-size-asian="24pt" style:font-size-complex="24pt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fo:border-left="0.6pt solid #000000" fo:border-right="none" fo:border-top="0.6pt solid #000000" fo:border-bottom="0.6pt solid #000000"/>
      <style:text-properties fo:font-size="24pt" style:font-size-asian="24pt" style:font-size-complex="24pt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0.6pt solid #000000" fo:border-top="0.6pt solid #000000" fo:border-bottom="none"/>
      <style:text-properties fo:font-size="24pt" style:font-size-asian="24pt" style:font-size-complex="24pt"/>
    </style:style>
    <style:style style:name="ce8" style:family="table-cell">
      <style:graphic-properties draw:fill-color="#ffffff" style:repeat="repeat" fo:padding-top="0.1cm" fo:padding-bottom="0.1cm" fo:padding-left="0.1cm" fo:padding-right="0.1cm"/>
      <style:paragraph-properties fo:border-left="0.6pt solid #000000" fo:border-right="0.6pt solid #000000" fo:border-top="0.6pt solid #000000" fo:border-bottom="none"/>
      <style:text-properties fo:font-size="24pt" style:font-size-asian="24pt" style:font-size-complex="24pt"/>
    </style:style>
    <style:style style:name="ce9" style:family="table-cell">
      <style:graphic-properties draw:fill-color="#ffffff" style:repeat="repeat" fo:padding-top="0.1cm" fo:padding-bottom="0.1cm" fo:padding-left="0.1cm" fo:padding-right="0.1cm"/>
      <style:paragraph-properties fo:border-left="0.6pt solid #000000" fo:border-right="none" fo:border-top="0.6pt solid #000000" fo:border-bottom="none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2.286cm" draw:transform="rotate (2.82882965163241) translate (6.239cm 9.7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0.508cm" svg:height="0.508cm" draw:transform="rotate (2.82882965163241) translate (7.105cm 7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draw:transform="rotate (2.82882965163241) translate (6.429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draw:transform="rotate (2.82882965163241) translate (3.68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461cm" svg:height="5.666cm" svg:x="2.521cm" svg:y="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81cm" svg:height="0.962cm" svg:x="3.605cm" svg:y="5.296cm">
          <draw:text-box>
            <text:p>System A</text:p>
          </draw:text-box>
        </draw:frame>
        <draw:frame draw:style-name="gr5" draw:text-style-name="P2" draw:layer="layout" svg:width="1.016cm" svg:height="1.276cm" svg:x="2.902cm" svg:y="6.491cm">
          <draw:text-box>
            <text:p><text:span text:style-name="T1">a</text:span></text:p>
          </draw:text-box>
        </draw:frame>
        <draw:frame draw:style-name="gr5" draw:text-style-name="P2" draw:layer="layout" svg:width="1.016cm" svg:height="1.276cm" svg:x="6.585cm" svg:y="6.237cm">
          <draw:text-box>
            <text:p><text:span text:style-name="T1">b</text:span></text:p>
          </draw:text-box>
        </draw:frame>
        <draw:frame draw:style-name="gr5" draw:text-style-name="P2" draw:layer="layout" svg:width="1.016cm" svg:height="1.276cm" svg:x="5.188cm" svg:y="9.279cm">
          <draw:text-box>
            <text:p><text:span text:style-name="T1">c</text:span></text:p>
          </draw:text-box>
        </draw:frame>
        <draw:frame draw:style-name="standard" draw:layer="layout" svg:width="4.474cm" svg:height="4.579cm" svg:x="12.531cm" svg:y="5.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<text:span text:style-name="T2">a</text:span></text:p>
              </table:table-cell>
              <table:table-cell>
                <text:p><text:span text:style-name="T2">b</text:span></text:p>
              </table:table-cell>
              <table:table-cell table:style-name="ce3">
                <text:p><text:span text:style-name="T2">c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2">a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 table:style-name="ce6">
                <text:p><text:span text:style-name="T2">1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2">b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6">
                <text:p><text:span text:style-name="T2">1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2">c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9"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5.334cm" svg:height="1.016cm" svg:x="12.811cm" svg:y="4.175cm">
          <draw:text-box>
            <text:p>Matrix Model</text:p>
          </draw:text-box>
        </draw:frame>
        <draw:custom-shape draw:style-name="gr7" draw:text-style-name="P3" draw:layer="layout" svg:width="2.432cm" svg:height="2.032cm" draw:transform="rotate (0.00541052068118246) translate (9.098cm 6.842cm)">
          <text:p/>
          <draw:enhanced-geometry svg:viewBox="0 0 21600 21600" draw:mirror-horizontal="false" draw:mirror-vertical="false" draw:text-areas="?f5 ?f1 ?f6 ?f3" draw:type="left-right-arrow" draw:modifiers="6406.5831842576 6013.5759960649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layer="layout" svg:width="3.175cm" svg:height="1.352cm" svg:x="8.747cm" svg:y="7.223cm">
          <draw:text-box>
            <text:p text:style-name="P1"><text:span text:style-name="T3">≈</text:span></text:p>
          </draw:text-box>
        </draw:frame>
        <draw:frame draw:style-name="gr6" draw:layer="layout" svg:width="4.245cm" svg:height="1.016cm" svg:x="2.978cm" svg:y="4.175cm">
          <draw:text-box>
            <text:p>Graph 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3-28T00:46:24</meta:creation-date>
    <dc:date>2015-06-28T15:26:24</dc:date>
    <dc:creator>Dario Palminio</dc:creator>
    <meta:editing-duration>PT9M52S</meta:editing-duration>
    <meta:editing-cycles>2</meta:editing-cycles>
    <meta:generator>LibreOffice/3.5$Linux_X86_64 LibreOffice_project/350m1$Build-2</meta:generator>
    <meta:document-statistic meta:object-count="14"/>
  </office:meta>
</office:document-meta>
</file>